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Screencast From 2025-08-19 18-11-58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9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title">
      <style:graphic-properties fo:min-height="2.75cm" loext:decorative="false"/>
      <style:paragraph-properties style:writing-mode="lr-tb"/>
    </style:style>
    <style:style style:name="pr5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7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 draw:opacity="100%"/>
    </style:style>
    <style:style style:name="P6" style:family="paragraph">
      <style:text-properties fo:color="#000000" loext:opacity="100%" fo:font-weight="bold" fo:background-color="transparent" style:font-weight-asian="bold" style:font-weight-complex="bold"/>
    </style:style>
    <style:style style:name="P7" style:family="paragraph">
      <loext:graphic-properties draw:fill="none" draw:fill-color="#ffffff"/>
      <style:text-properties fo:color="#000000" loext:opacity="100%" fo:font-weight="bold" fo:background-color="transparent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eeeeee" loext:opacity="100%"/>
    </style:style>
    <style:style style:name="P10" style:family="paragraph">
      <loext:graphic-properties draw:fill="none" draw:fill-color="#ffffff"/>
      <style:text-properties fo:color="#eeeeee" loext:opacity="100%"/>
    </style:style>
    <style:style style:name="P11" style:family="paragraph">
      <style:paragraph-properties fo:text-align="center"/>
      <style:text-properties fo:color="#dde8cb" loext:opacity="100%"/>
    </style:style>
    <style:style style:name="P12" style:family="paragraph">
      <loext:graphic-properties draw:fill="none" draw:fill-color="#ffffff"/>
      <style:paragraph-properties fo:text-align="center"/>
      <style:text-properties fo:color="#dde8cb" loext:opacity="10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font-weight="bold" fo:background-color="transparent" style:font-weight-asian="bold" style:font-weight-complex="bold"/>
    </style:style>
    <style:style style:name="T3" style:family="text">
      <style:text-properties fo:color="#eeeeee" loext:opacity="100%" fo:font-size="26pt" style:font-size-asian="26pt" style:font-size-complex="26pt"/>
    </style:style>
    <style:style style:name="T4" style:family="text">
      <style:text-properties fo:color="#1c1c1c" loext:opacity="100%"/>
    </style:style>
    <style:style style:name="T5" style:family="text">
      <style:text-properties fo:color="#eeeeee" loext:opacity="100%"/>
    </style:style>
    <style:style style:name="T6" style:family="text">
      <style:text-properties fo:color="#dde8cb" loext:opacity="100%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<text:s/>Title : <text:s/>Phi web ui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Developed by:Sajjad Khan</text:p>
            <text:p text:style-name="P1">Enrollment no.:23002170110139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0cm" svg:y="0.635cm" presentation:class="title" presentation:user-transformed="true">
          <draw:text-box>
            <text:p><text:s text:c="2"/>Preview :</text:p>
          </draw:text-box>
        </draw:frame>
        <draw:frame draw:name="Media object 1" draw:style-name="gr2" draw:layer="layout" svg:width="26.035cm" svg:height="12.514cm" svg:x="0.635cm" svg:y="3.175cm" presentation:class="object" presentation:user-transformed="true">
          <draw:plugin xlink:href="Media/Screencast From 2025-08-19 18-11-58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Features and technologies Used...</text:p>
          </draw:text-box>
        </draw:frame>
        <draw:frame presentation:style-name="pr7" draw:text-style-name="P5" draw:layer="layout" svg:width="8.255cm" svg:height="5.39cm" svg:x="0cm" svg:y="3.5cm" presentation:class="outline" presentation:user-transformed="true">
          <draw:text-box>
            <text:p/>
            <text:list text:style-name="L2">
              <text:list-header>
                <text:p text:style-name="P1">&gt;Chat System:</text:p>
                <text:list>
                  <text:list-item>
                    <text:p text:style-name="P4">Real-time streaming responses</text:p>
                  </text:list-item>
                  <text:list-item>
                    <text:p text:style-name="P4"><text:span text:style-name="T1">Multiple AI model support</text:span></text:p>
                  </text:list-item>
                  <text:list-item>
                    <text:p text:style-name="P4"><text:span text:style-name="T1">Model switching mid-conversation</text:span></text:p>
                    <text:p text:style-name="P4"><text:span text:style-name="T1"><text:s/></text:span></text:p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9.525cm" svg:height="5.39cm" svg:x="0cm" svg:y="8.89cm" presentation:class="outline" presentation:user-transformed="true">
          <draw:text-box>
            <text:p/>
            <text:list text:style-name="L2">
              <text:list-header>
                <text:p text:style-name="P1">&gt;User Management:</text:p>
                <text:list>
                  <text:list-item>
                    <text:p text:style-name="P4"><text:span text:style-name="T1">Custom User Profile</text:span></text:p>
                  </text:list-item>
                  <text:list-item>
                    <text:p text:style-name="P4"><text:span text:style-name="T1">Secure Authentication</text:span></text:p>
                    <text:p text:style-name="P4"><text:span text:style-name="T1"><text:s/></text:span></text:p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10.16cm" svg:height="5.39cm" svg:x="9.525cm" svg:y="3.5cm" presentation:class="outline" presentation:user-transformed="true">
          <draw:text-box>
            <text:p/>
            <text:list text:style-name="L2">
              <text:list-header>
                <text:p text:style-name="P1">&gt;Security Mangement:</text:p>
                <text:list>
                  <text:list-item>
                    <text:p text:style-name="P4"><text:span text:style-name="T1">XSS Protetction</text:span></text:p>
                  </text:list-item>
                  <text:list-item>
                    <text:p text:style-name="P4"><text:span text:style-name="T1">CSRF tokens </text:span></text:p>
                  </text:list-item>
                  <text:list-item>
                    <text:p text:style-name="P4"><text:span text:style-name="T1">Session mangaement</text:span></text:p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10.16cm" svg:height="5.39cm" svg:x="9.525cm" svg:y="8.89cm" presentation:class="outline" presentation:user-transformed="true">
          <draw:text-box>
            <text:p/>
            <text:list text:style-name="L2">
              <text:list-header>
                <text:p text:style-name="P1">&gt;Modern UI/UX:</text:p>
                <text:list>
                  <text:list-item>
                    <text:p text:style-name="P4"><text:span text:style-name="T1">Responsive Design</text:span></text:p>
                  </text:list-item>
                  <text:list-item>
                    <text:p text:style-name="P4"><text:span text:style-name="T1">Dark theme</text:span></text:p>
                  </text:list-item>
                  <text:list-item>
                    <text:p text:style-name="P4"><text:span text:style-name="T1">Whatsapp-style like chat <text:s/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0cm" svg:y="0.635cm" presentation:class="title" presentation:user-transformed="true">
          <draw:text-box>
            <text:p><text:s text:c="2"/>Strutcture :</text:p>
          </draw:text-box>
        </draw:frame>
        <draw:frame draw:style-name="gr3" draw:text-style-name="P7" draw:layer="layout" svg:width="22.86cm" svg:height="12.338cm" svg:x="0.635cm" svg:y="3.385cm">
          <draw:text-box>
            <text:p text:style-name="P6"><text:span text:style-name="T2">ollama-web-ui/</text:span></text:p>
            <text:p text:style-name="P6"><text:span text:style-name="T2">├── </text:span><text:span text:style-name="T2">ollama_web_ui/ <text:s text:c="16"/># Django PROJECT (container)</text:span></text:p>
            <text:p text:style-name="P6"><text:span text:style-name="T2">│ <text:s text:c="2"/>├── </text:span><text:span text:style-name="T2">ollama_web_ui/ <text:s text:c="11"/># Project settings package</text:span></text:p>
            <text:p text:style-name="P6"><text:span text:style-name="T2">│ <text:s text:c="2"/>│ <text:s text:c="2"/>├── </text:span><text:span text:style-name="T2">settings.py <text:s text:c="10"/># Global configuration</text:span></text:p>
            <text:p text:style-name="P6"><text:span text:style-name="T2">│ <text:s text:c="2"/>│ <text:s text:c="2"/>├── </text:span><text:span text:style-name="T2">urls.py <text:s text:c="13"/># Main URL routing</text:span></text:p>
            <text:p text:style-name="P6"><text:span text:style-name="T2">│ <text:s text:c="2"/>│ <text:s text:c="2"/>└── </text:span><text:span text:style-name="T2">wsgi.py <text:s text:c="13"/># Web server interface</text:span></text:p>
            <text:p text:style-name="P6"><text:span text:style-name="T2">│ <text:s text:c="2"/>├── </text:span><text:span text:style-name="T2">chatapp/ <text:s text:c="17"/># Django APP (feature module)</text:span></text:p>
            <text:p text:style-name="P6"><text:span text:style-name="T2">│ <text:s text:c="2"/>│ <text:s text:c="2"/>├── </text:span><text:span text:style-name="T2">models.py <text:s text:c="11"/># Database structure</text:span></text:p>
            <text:p text:style-name="P6"><text:span text:style-name="T2">│ <text:s text:c="2"/>│ <text:s text:c="2"/>├── </text:span><text:span text:style-name="T2">views.py <text:s text:c="12"/># Business logic</text:span></text:p>
            <text:p text:style-name="P6"><text:span text:style-name="T2">│ <text:s text:c="2"/>│ <text:s text:c="2"/>├── </text:span><text:span text:style-name="T2">urls.py <text:s text:c="13"/># App-specific URLs</text:span></text:p>
            <text:p text:style-name="P6"><text:span text:style-name="T2">│ <text:s text:c="2"/>│ <text:s text:c="2"/>├── </text:span><text:span text:style-name="T2">forms.py <text:s text:c="12"/># Form handling</text:span></text:p>
            <text:p text:style-name="P6"><text:span text:style-name="T2">│ <text:s text:c="2"/>│ <text:s text:c="2"/>├── </text:span><text:span text:style-name="T2">templates/ <text:s text:c="10"/># HTML templates</text:span></text:p>
            <text:p text:style-name="P6"><text:span text:style-name="T2">│ <text:s text:c="2"/>│ <text:s text:c="2"/>├── </text:span><text:span text:style-name="T2">static/ <text:s text:c="13"/># CSS, JS, images</text:span></text:p>
            <text:p text:style-name="P6"><text:span text:style-name="T2">│ <text:s text:c="2"/>│ <text:s text:c="2"/>└── </text:span><text:span text:style-name="T2">migrations/ <text:s text:c="9"/># Database changes</text:span></text:p>
            <text:p text:style-name="P6"><text:span text:style-name="T2">│ <text:s text:c="2"/>└── </text:span><text:span text:style-name="T2">manage.py <text:s text:c="15"/># Django CLI tool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draw:style-name="gr4" draw:text-style-name="P10" draw:layer="layout" svg:width="26.035cm" svg:height="1.905cm" svg:x="0.635cm" svg:y="1.905cm">
          <draw:text-box>
            <text:p text:style-name="P9"><text:span text:style-name="T3">Future Scope:</text:span></text:p>
          </draw:text-box>
        </draw:frame>
        <draw:frame draw:style-name="gr5" draw:text-style-name="P10" draw:layer="layout" svg:width="22.86cm" svg:height="9.525cm" svg:x="0.635cm" svg:y="5.715cm">
          <draw:text-box>
            <text:list text:style-name="L1">
              <text:list-item>
                <text:p text:style-name="P9"><text:span text:style-name="T4">Making chat to recognized by other bots also .</text:span></text:p>
              </text:list-item>
              <text:list-item>
                <text:p text:style-name="P9"><text:span text:style-name="T4">Adding more better UI/UX.</text:span></text:p>
              </text:list-item>
              <text:list-item>
                <text:p text:style-name="P9"><text:span text:style-name="T4">Group chat with ai’s.</text:span></text:p>
              </text:list-item>
              <text:list-item>
                <text:p text:style-name="P9"><text:span text:style-name="T4">Adding more bots.</text:span></text:p>
              </text:list-item>
              <text:list-item>
                <text:p text:style-name="P9"><text:span text:style-name="T4">Make this app for Production .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6" draw:text-style-name="P12" draw:layer="layout" svg:width="24.13cm" svg:height="3.81cm" svg:x="1.27cm" svg:y="6.35cm">
          <draw:text-box>
            <text:p text:style-name="P11"><text:span text:style-name="T6">THE EN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7:18:24.782873147</meta:creation-date>
    <meta:editing-duration>PT16M56S</meta:editing-duration>
    <meta:editing-cycles>4</meta:editing-cycles>
    <meta:generator>LibreOffice/24.8.7.2$Linux_X86_64 LibreOffice_project/480$Build-2</meta:generator>
    <dc:title>Lights</dc:title>
    <dc:date>2025-08-19T18:48:31.569754693</dc:date>
    <meta:document-statistic meta:object-count="105"/>
  </office:meta>
</office:document-meta>
</file>